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23cm"/>
    </style:style>
    <style:style style:name="co2" style:family="table-column">
      <style:table-column-properties fo:break-before="auto" style:column-width="1.069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1.6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/>
  </office:automatic-styles>
  <office:body>
    <office:spreadsheet>
      <table:calculation-settings table:automatic-find-labels="false" table:use-regular-expressions="false" table:use-wildcards="true"/>
      <table:table table:name="compiled_full_operator_report_cosmicra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Operado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n-Eq</text:p>
          </table:table-cell>
          <table:table-cell office:value-type="string" calcext:value-type="string">
            <text:p>Eq</text:p>
          </table:table-cell>
          <table:table-cell table:style-name="Default" office:value-type="string" calcext:value-type="string">
            <text:p>%Non-Eq</text:p>
          </table:table-cell>
          <table:table-cell table:style-name="Default" office:value-type="string" calcext:value-type="string">
            <text:p>%Eq</text:p>
          </table:table-cell>
        </table:table-row>
        <table:table-row table:style-name="ro1">
          <table:table-cell office:value-type="string" calcext:value-type="string">
            <text:p>AddNot</text:p>
          </table:table-cell>
          <table:table-cell table:number-columns-repeated="2"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formula="of:=[.C2]*100/[.$B2]" office:value-type="float" office:value="100" calcext:value-type="float">
            <text:p>100,0</text:p>
          </table:table-cell>
          <table:table-cell table:formula="of:=[.D2]*100/[.$B2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ExceptionReplacer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*100/[.$B3]" office:value-type="float" office:value="100" calcext:value-type="float">
            <text:p>100,0</text:p>
          </table:table-cell>
          <table:table-cell table:formula="of:=[.D3]*100/[.$B3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NumberReplacer</text:p>
          </table:table-cell>
          <table:table-cell office:value-type="float" office:value="298" calcext:value-type="float">
            <text:p>298</text:p>
          </table:table-cell>
          <table:table-cell office:value-type="float" office:value="288" calcext:value-type="float">
            <text:p>288</text:p>
          </table:table-cell>
          <table:table-cell office:value-type="float" office:value="10" calcext:value-type="float">
            <text:p>10</text:p>
          </table:table-cell>
          <table:table-cell table:formula="of:=[.C4]*100/[.$B4]" office:value-type="float" office:value="96.6442953020134" calcext:value-type="float">
            <text:p>96,6</text:p>
          </table:table-cell>
          <table:table-cell table:formula="of:=[.D4]*100/[.$B4]" office:value-type="float" office:value="3.35570469798658" calcext:value-type="float">
            <text:p>3,4</text:p>
          </table:table-cell>
        </table:table-row>
        <table:table-row table:style-name="ro1">
          <table:table-cell office:value-type="string" calcext:value-type="string">
            <text:p>RemoveDecorator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5]*100/[.$B5]" office:value-type="float" office:value="100" calcext:value-type="float">
            <text:p>100,0</text:p>
          </table:table-cell>
          <table:table-cell table:formula="of:=[.D5]*100/[.$B5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AndWithOr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C6]*100/[.$B6]" office:value-type="float" office:value="90.9090909090909" calcext:value-type="float">
            <text:p>90,9</text:p>
          </table:table-cell>
          <table:table-cell table:formula="of:=[.D6]*100/[.$B6]" office:value-type="float" office:value="9.09090909090909" calcext:value-type="float">
            <text:p>9,1</text:p>
          </table:table-cell>
        </table:table-row>
        <table:table-row table:style-name="ro1">
          <table:table-cell office:value-type="string" calcext:value-type="string">
            <text:p>ReplaceBinaryOperator_Add_BitAnd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7]*100/[.$B7]" office:value-type="float" office:value="100" calcext:value-type="float">
            <text:p>100,0</text:p>
          </table:table-cell>
          <table:table-cell table:formula="of:=[.D7]*100/[.$B7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Add_BitOr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C8]*100/[.$B8]" office:value-type="float" office:value="94.1176470588235" calcext:value-type="float">
            <text:p>94,1</text:p>
          </table:table-cell>
          <table:table-cell table:formula="of:=[.D8]*100/[.$B8]" office:value-type="float" office:value="5.88235294117647" calcext:value-type="float">
            <text:p>5,9</text:p>
          </table:table-cell>
        </table:table-row>
        <table:table-row table:style-name="ro1">
          <table:table-cell office:value-type="string" calcext:value-type="string">
            <text:p>ReplaceBinaryOperator_Add_BitXor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*100/[.$B9]" office:value-type="float" office:value="100" calcext:value-type="float">
            <text:p>100,0</text:p>
          </table:table-cell>
          <table:table-cell table:formula="of:=[.D9]*100/[.$B9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Add_Div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10]*100/[.$B10]" office:value-type="float" office:value="100" calcext:value-type="float">
            <text:p>100,0</text:p>
          </table:table-cell>
          <table:table-cell table:formula="of:=[.D10]*100/[.$B10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Add_FloorDiv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C11]*100/[.$B11]" office:value-type="float" office:value="94.1176470588235" calcext:value-type="float">
            <text:p>94,1</text:p>
          </table:table-cell>
          <table:table-cell table:formula="of:=[.D11]*100/[.$B11]" office:value-type="float" office:value="5.88235294117647" calcext:value-type="float">
            <text:p>5,9</text:p>
          </table:table-cell>
        </table:table-row>
        <table:table-row table:style-name="ro1">
          <table:table-cell office:value-type="string" calcext:value-type="string">
            <text:p>ReplaceBinaryOperator_Add_LShift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12]*100/[.$B12]" office:value-type="float" office:value="100" calcext:value-type="float">
            <text:p>100,0</text:p>
          </table:table-cell>
          <table:table-cell table:formula="of:=[.D12]*100/[.$B12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Add_Mod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13]*100/[.$B13]" office:value-type="float" office:value="100" calcext:value-type="float">
            <text:p>100,0</text:p>
          </table:table-cell>
          <table:table-cell table:formula="of:=[.D13]*100/[.$B13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Add_Mul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C14]*100/[.$B14]" office:value-type="float" office:value="94.1176470588235" calcext:value-type="float">
            <text:p>94,1</text:p>
          </table:table-cell>
          <table:table-cell table:formula="of:=[.D14]*100/[.$B14]" office:value-type="float" office:value="5.88235294117647" calcext:value-type="float">
            <text:p>5,9</text:p>
          </table:table-cell>
        </table:table-row>
        <table:table-row table:style-name="ro1">
          <table:table-cell office:value-type="string" calcext:value-type="string">
            <text:p>ReplaceBinaryOperator_Add_Pow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C15]*100/[.$B15]" office:value-type="float" office:value="94.1176470588235" calcext:value-type="float">
            <text:p>94,1</text:p>
          </table:table-cell>
          <table:table-cell table:formula="of:=[.D15]*100/[.$B15]" office:value-type="float" office:value="5.88235294117647" calcext:value-type="float">
            <text:p>5,9</text:p>
          </table:table-cell>
        </table:table-row>
        <table:table-row table:style-name="ro1">
          <table:table-cell office:value-type="string" calcext:value-type="string">
            <text:p>ReplaceBinaryOperator_Add_RShift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16]*100/[.$B16]" office:value-type="float" office:value="100" calcext:value-type="float">
            <text:p>100,0</text:p>
          </table:table-cell>
          <table:table-cell table:formula="of:=[.D16]*100/[.$B16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Add_Sub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17]*100/[.$B17]" office:value-type="float" office:value="100" calcext:value-type="float">
            <text:p>100,0</text:p>
          </table:table-cell>
          <table:table-cell table:formula="of:=[.D17]*100/[.$B17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Div_Ad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8]*100/[.$B18]" office:value-type="float" office:value="100" calcext:value-type="float">
            <text:p>100,0</text:p>
          </table:table-cell>
          <table:table-cell table:formula="of:=[.D18]*100/[.$B18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Div_Bit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9]*100/[.$B19]" office:value-type="float" office:value="100" calcext:value-type="float">
            <text:p>100,0</text:p>
          </table:table-cell>
          <table:table-cell table:formula="of:=[.D19]*100/[.$B19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Div_Bit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0]*100/[.$B20]" office:value-type="float" office:value="100" calcext:value-type="float">
            <text:p>100,0</text:p>
          </table:table-cell>
          <table:table-cell table:formula="of:=[.D20]*100/[.$B20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Div_BitX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1]*100/[.$B21]" office:value-type="float" office:value="100" calcext:value-type="float">
            <text:p>100,0</text:p>
          </table:table-cell>
          <table:table-cell table:formula="of:=[.D21]*100/[.$B21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Div_FloorDi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2]*100/[.$B22]" office:value-type="float" office:value="100" calcext:value-type="float">
            <text:p>100,0</text:p>
          </table:table-cell>
          <table:table-cell table:formula="of:=[.D22]*100/[.$B22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Div_LShif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3]*100/[.$B23]" office:value-type="float" office:value="100" calcext:value-type="float">
            <text:p>100,0</text:p>
          </table:table-cell>
          <table:table-cell table:formula="of:=[.D23]*100/[.$B23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Div_Mo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4]*100/[.$B24]" office:value-type="float" office:value="100" calcext:value-type="float">
            <text:p>100,0</text:p>
          </table:table-cell>
          <table:table-cell table:formula="of:=[.D24]*100/[.$B24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Div_Mu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5]*100/[.$B25]" office:value-type="float" office:value="100" calcext:value-type="float">
            <text:p>100,0</text:p>
          </table:table-cell>
          <table:table-cell table:formula="of:=[.D25]*100/[.$B25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Div_Po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6]*100/[.$B26]" office:value-type="float" office:value="100" calcext:value-type="float">
            <text:p>100,0</text:p>
          </table:table-cell>
          <table:table-cell table:formula="of:=[.D26]*100/[.$B26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Div_RShif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7]*100/[.$B27]" office:value-type="float" office:value="100" calcext:value-type="float">
            <text:p>100,0</text:p>
          </table:table-cell>
          <table:table-cell table:formula="of:=[.D27]*100/[.$B27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Div_Su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8]*100/[.$B28]" office:value-type="float" office:value="100" calcext:value-type="float">
            <text:p>100,0</text:p>
          </table:table-cell>
          <table:table-cell table:formula="of:=[.D28]*100/[.$B28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FloorDiv_Ad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29]*100/[.$B29]" office:value-type="float" office:value="100" calcext:value-type="float">
            <text:p>100,0</text:p>
          </table:table-cell>
          <table:table-cell table:formula="of:=[.D29]*100/[.$B29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FloorDiv_BitA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0]*100/[.$B30]" office:value-type="float" office:value="100" calcext:value-type="float">
            <text:p>100,0</text:p>
          </table:table-cell>
          <table:table-cell table:formula="of:=[.D30]*100/[.$B30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FloorDiv_B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1]*100/[.$B31]" office:value-type="float" office:value="100" calcext:value-type="float">
            <text:p>100,0</text:p>
          </table:table-cell>
          <table:table-cell table:formula="of:=[.D31]*100/[.$B31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FloorDiv_BitX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2]*100/[.$B32]" office:value-type="float" office:value="100" calcext:value-type="float">
            <text:p>100,0</text:p>
          </table:table-cell>
          <table:table-cell table:formula="of:=[.D32]*100/[.$B32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FloorDiv_Div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3]*100/[.$B33]" office:value-type="float" office:value="100" calcext:value-type="float">
            <text:p>100,0</text:p>
          </table:table-cell>
          <table:table-cell table:formula="of:=[.D33]*100/[.$B33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FloorDiv_LShif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4]*100/[.$B34]" office:value-type="float" office:value="100" calcext:value-type="float">
            <text:p>100,0</text:p>
          </table:table-cell>
          <table:table-cell table:formula="of:=[.D34]*100/[.$B34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FloorDiv_Mo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5]*100/[.$B35]" office:value-type="float" office:value="100" calcext:value-type="float">
            <text:p>100,0</text:p>
          </table:table-cell>
          <table:table-cell table:formula="of:=[.D35]*100/[.$B35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FloorDiv_Mu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6]*100/[.$B36]" office:value-type="float" office:value="100" calcext:value-type="float">
            <text:p>100,0</text:p>
          </table:table-cell>
          <table:table-cell table:formula="of:=[.D36]*100/[.$B36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FloorDiv_P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7]*100/[.$B37]" office:value-type="float" office:value="100" calcext:value-type="float">
            <text:p>100,0</text:p>
          </table:table-cell>
          <table:table-cell table:formula="of:=[.D37]*100/[.$B37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FloorDiv_RShif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8]*100/[.$B38]" office:value-type="float" office:value="100" calcext:value-type="float">
            <text:p>100,0</text:p>
          </table:table-cell>
          <table:table-cell table:formula="of:=[.D38]*100/[.$B38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FloorDiv_Su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9]*100/[.$B39]" office:value-type="float" office:value="100" calcext:value-type="float">
            <text:p>100,0</text:p>
          </table:table-cell>
          <table:table-cell table:formula="of:=[.D39]*100/[.$B39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Mod_Ad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0]*100/[.$B40]" office:value-type="float" office:value="100" calcext:value-type="float">
            <text:p>100,0</text:p>
          </table:table-cell>
          <table:table-cell table:formula="of:=[.D40]*100/[.$B40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Mod_Bit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1]*100/[.$B41]" office:value-type="float" office:value="100" calcext:value-type="float">
            <text:p>100,0</text:p>
          </table:table-cell>
          <table:table-cell table:formula="of:=[.D41]*100/[.$B41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Mod_Bit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2]*100/[.$B42]" office:value-type="float" office:value="100" calcext:value-type="float">
            <text:p>100,0</text:p>
          </table:table-cell>
          <table:table-cell table:formula="of:=[.D42]*100/[.$B42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Mod_BitX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3]*100/[.$B43]" office:value-type="float" office:value="100" calcext:value-type="float">
            <text:p>100,0</text:p>
          </table:table-cell>
          <table:table-cell table:formula="of:=[.D43]*100/[.$B43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Mod_Di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4]*100/[.$B44]" office:value-type="float" office:value="100" calcext:value-type="float">
            <text:p>100,0</text:p>
          </table:table-cell>
          <table:table-cell table:formula="of:=[.D44]*100/[.$B44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Mod_FloorDi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5]*100/[.$B45]" office:value-type="float" office:value="100" calcext:value-type="float">
            <text:p>100,0</text:p>
          </table:table-cell>
          <table:table-cell table:formula="of:=[.D45]*100/[.$B45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Mod_LShif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6]*100/[.$B46]" office:value-type="float" office:value="100" calcext:value-type="float">
            <text:p>100,0</text:p>
          </table:table-cell>
          <table:table-cell table:formula="of:=[.D46]*100/[.$B46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Mod_Mu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7]*100/[.$B47]" office:value-type="float" office:value="100" calcext:value-type="float">
            <text:p>100,0</text:p>
          </table:table-cell>
          <table:table-cell table:formula="of:=[.D47]*100/[.$B47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Mod_Po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8]*100/[.$B48]" office:value-type="float" office:value="100" calcext:value-type="float">
            <text:p>100,0</text:p>
          </table:table-cell>
          <table:table-cell table:formula="of:=[.D48]*100/[.$B48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Mod_RShif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9]*100/[.$B49]" office:value-type="float" office:value="100" calcext:value-type="float">
            <text:p>100,0</text:p>
          </table:table-cell>
          <table:table-cell table:formula="of:=[.D49]*100/[.$B49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Mod_Su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0]*100/[.$B50]" office:value-type="float" office:value="100" calcext:value-type="float">
            <text:p>100,0</text:p>
          </table:table-cell>
          <table:table-cell table:formula="of:=[.D50]*100/[.$B50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Mul_Ad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1]*100/[.$B51]" office:value-type="float" office:value="100" calcext:value-type="float">
            <text:p>100,0</text:p>
          </table:table-cell>
          <table:table-cell table:formula="of:=[.D51]*100/[.$B51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Mul_Bit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2]*100/[.$B52]" office:value-type="float" office:value="100" calcext:value-type="float">
            <text:p>100,0</text:p>
          </table:table-cell>
          <table:table-cell table:formula="of:=[.D52]*100/[.$B52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Mul_Bit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3]*100/[.$B53]" office:value-type="float" office:value="100" calcext:value-type="float">
            <text:p>100,0</text:p>
          </table:table-cell>
          <table:table-cell table:formula="of:=[.D53]*100/[.$B53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Mul_BitX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4]*100/[.$B54]" office:value-type="float" office:value="100" calcext:value-type="float">
            <text:p>100,0</text:p>
          </table:table-cell>
          <table:table-cell table:formula="of:=[.D54]*100/[.$B54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Mul_Di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5]*100/[.$B55]" office:value-type="float" office:value="100" calcext:value-type="float">
            <text:p>100,0</text:p>
          </table:table-cell>
          <table:table-cell table:formula="of:=[.D55]*100/[.$B55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Mul_FloorDi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6]*100/[.$B56]" office:value-type="float" office:value="100" calcext:value-type="float">
            <text:p>100,0</text:p>
          </table:table-cell>
          <table:table-cell table:formula="of:=[.D56]*100/[.$B56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Mul_LShif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7]*100/[.$B57]" office:value-type="float" office:value="100" calcext:value-type="float">
            <text:p>100,0</text:p>
          </table:table-cell>
          <table:table-cell table:formula="of:=[.D57]*100/[.$B57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Mul_Mo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8]*100/[.$B58]" office:value-type="float" office:value="100" calcext:value-type="float">
            <text:p>100,0</text:p>
          </table:table-cell>
          <table:table-cell table:formula="of:=[.D58]*100/[.$B58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Mul_Po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9]*100/[.$B59]" office:value-type="float" office:value="100" calcext:value-type="float">
            <text:p>100,0</text:p>
          </table:table-cell>
          <table:table-cell table:formula="of:=[.D59]*100/[.$B59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Mul_RShif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0]*100/[.$B60]" office:value-type="float" office:value="100" calcext:value-type="float">
            <text:p>100,0</text:p>
          </table:table-cell>
          <table:table-cell table:formula="of:=[.D60]*100/[.$B60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Mul_Su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1]*100/[.$B61]" office:value-type="float" office:value="100" calcext:value-type="float">
            <text:p>100,0</text:p>
          </table:table-cell>
          <table:table-cell table:formula="of:=[.D61]*100/[.$B61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Pow_Ad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2]*100/[.$B62]" office:value-type="float" office:value="100" calcext:value-type="float">
            <text:p>100,0</text:p>
          </table:table-cell>
          <table:table-cell table:formula="of:=[.D62]*100/[.$B62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Pow_Bit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3]*100/[.$B63]" office:value-type="float" office:value="100" calcext:value-type="float">
            <text:p>100,0</text:p>
          </table:table-cell>
          <table:table-cell table:formula="of:=[.D63]*100/[.$B63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Pow_Bit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4]*100/[.$B64]" office:value-type="float" office:value="100" calcext:value-type="float">
            <text:p>100,0</text:p>
          </table:table-cell>
          <table:table-cell table:formula="of:=[.D64]*100/[.$B64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Pow_BitX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5]*100/[.$B65]" office:value-type="float" office:value="100" calcext:value-type="float">
            <text:p>100,0</text:p>
          </table:table-cell>
          <table:table-cell table:formula="of:=[.D65]*100/[.$B65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Pow_Di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6]*100/[.$B66]" office:value-type="float" office:value="100" calcext:value-type="float">
            <text:p>100,0</text:p>
          </table:table-cell>
          <table:table-cell table:formula="of:=[.D66]*100/[.$B66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Pow_FloorDi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7]*100/[.$B67]" office:value-type="float" office:value="100" calcext:value-type="float">
            <text:p>100,0</text:p>
          </table:table-cell>
          <table:table-cell table:formula="of:=[.D67]*100/[.$B67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Pow_LShif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8]*100/[.$B68]" office:value-type="float" office:value="100" calcext:value-type="float">
            <text:p>100,0</text:p>
          </table:table-cell>
          <table:table-cell table:formula="of:=[.D68]*100/[.$B68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Pow_Mo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9]*100/[.$B69]" office:value-type="float" office:value="100" calcext:value-type="float">
            <text:p>100,0</text:p>
          </table:table-cell>
          <table:table-cell table:formula="of:=[.D69]*100/[.$B69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Pow_Mu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0]*100/[.$B70]" office:value-type="float" office:value="100" calcext:value-type="float">
            <text:p>100,0</text:p>
          </table:table-cell>
          <table:table-cell table:formula="of:=[.D70]*100/[.$B70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Pow_RShif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1]*100/[.$B71]" office:value-type="float" office:value="100" calcext:value-type="float">
            <text:p>100,0</text:p>
          </table:table-cell>
          <table:table-cell table:formula="of:=[.D71]*100/[.$B71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Pow_Su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2]*100/[.$B72]" office:value-type="float" office:value="100" calcext:value-type="float">
            <text:p>100,0</text:p>
          </table:table-cell>
          <table:table-cell table:formula="of:=[.D72]*100/[.$B72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Sub_Add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73]*100/[.$B73]" office:value-type="float" office:value="92.3076923076923" calcext:value-type="float">
            <text:p>92,3</text:p>
          </table:table-cell>
          <table:table-cell table:formula="of:=[.D73]*100/[.$B73]" office:value-type="float" office:value="7.69230769230769" calcext:value-type="float">
            <text:p>7,7</text:p>
          </table:table-cell>
        </table:table-row>
        <table:table-row table:style-name="ro1">
          <table:table-cell office:value-type="string" calcext:value-type="string">
            <text:p>ReplaceBinaryOperator_Sub_BitAnd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C74]*100/[.$B74]" office:value-type="float" office:value="100" calcext:value-type="float">
            <text:p>100,0</text:p>
          </table:table-cell>
          <table:table-cell table:formula="of:=[.D74]*100/[.$B74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Sub_BitO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C75]*100/[.$B75]" office:value-type="float" office:value="100" calcext:value-type="float">
            <text:p>100,0</text:p>
          </table:table-cell>
          <table:table-cell table:formula="of:=[.D75]*100/[.$B75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Sub_BitXo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C76]*100/[.$B76]" office:value-type="float" office:value="100" calcext:value-type="float">
            <text:p>100,0</text:p>
          </table:table-cell>
          <table:table-cell table:formula="of:=[.D76]*100/[.$B76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Sub_Div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C77]*100/[.$B77]" office:value-type="float" office:value="100" calcext:value-type="float">
            <text:p>100,0</text:p>
          </table:table-cell>
          <table:table-cell table:formula="of:=[.D77]*100/[.$B77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Sub_FloorDiv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C78]*100/[.$B78]" office:value-type="float" office:value="100" calcext:value-type="float">
            <text:p>100,0</text:p>
          </table:table-cell>
          <table:table-cell table:formula="of:=[.D78]*100/[.$B78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Sub_LShift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C79]*100/[.$B79]" office:value-type="float" office:value="100" calcext:value-type="float">
            <text:p>100,0</text:p>
          </table:table-cell>
          <table:table-cell table:formula="of:=[.D79]*100/[.$B79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Sub_Mod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C80]*100/[.$B80]" office:value-type="float" office:value="100" calcext:value-type="float">
            <text:p>100,0</text:p>
          </table:table-cell>
          <table:table-cell table:formula="of:=[.D80]*100/[.$B80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Sub_Mul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81]*100/[.$B81]" office:value-type="float" office:value="92.3076923076923" calcext:value-type="float">
            <text:p>92,3</text:p>
          </table:table-cell>
          <table:table-cell table:formula="of:=[.D81]*100/[.$B81]" office:value-type="float" office:value="7.69230769230769" calcext:value-type="float">
            <text:p>7,7</text:p>
          </table:table-cell>
        </table:table-row>
        <table:table-row table:style-name="ro1">
          <table:table-cell office:value-type="string" calcext:value-type="string">
            <text:p>ReplaceBinaryOperator_Sub_Pow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C82]*100/[.$B82]" office:value-type="float" office:value="100" calcext:value-type="float">
            <text:p>100,0</text:p>
          </table:table-cell>
          <table:table-cell table:formula="of:=[.D82]*100/[.$B82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inaryOperator_Sub_RShift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C83]*100/[.$B83]" office:value-type="float" office:value="100" calcext:value-type="float">
            <text:p>100,0</text:p>
          </table:table-cell>
          <table:table-cell table:formula="of:=[.D83]*100/[.$B83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BreakWithContin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84]*100/[.$B84]" office:value-type="float" office:value="100" calcext:value-type="float">
            <text:p>100,0</text:p>
          </table:table-cell>
          <table:table-cell table:formula="of:=[.D84]*100/[.$B84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ComparisonOperator_Eq_Gt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85]*100/[.$B85]" office:value-type="float" office:value="100" calcext:value-type="float">
            <text:p>100,0</text:p>
          </table:table-cell>
          <table:table-cell table:formula="of:=[.D85]*100/[.$B85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ComparisonOperator_Eq_GtE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[.C86]*100/[.$B86]" office:value-type="float" office:value="97.9591836734694" calcext:value-type="float">
            <text:p>98,0</text:p>
          </table:table-cell>
          <table:table-cell table:formula="of:=[.D86]*100/[.$B86]" office:value-type="float" office:value="2.04081632653061" calcext:value-type="float">
            <text:p>2,0</text:p>
          </table:table-cell>
        </table:table-row>
        <table:table-row table:style-name="ro1">
          <table:table-cell office:value-type="string" calcext:value-type="string">
            <text:p>ReplaceComparisonOperator_Eq_Is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C87]*100/[.$B87]" office:value-type="float" office:value="30.7692307692308" calcext:value-type="float">
            <text:p>30,8</text:p>
          </table:table-cell>
          <table:table-cell table:formula="of:=[.D87]*100/[.$B87]" office:value-type="float" office:value="69.2307692307692" calcext:value-type="float">
            <text:p>69,2</text:p>
          </table:table-cell>
        </table:table-row>
        <table:table-row table:style-name="ro1">
          <table:table-cell office:value-type="string" calcext:value-type="string">
            <text:p>ReplaceComparisonOperator_Eq_IsNot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8]*100/[.$B88]" office:value-type="float" office:value="100" calcext:value-type="float">
            <text:p>100,0</text:p>
          </table:table-cell>
          <table:table-cell table:formula="of:=[.D88]*100/[.$B88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ComparisonOperator_Eq_Lt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[.C89]*100/[.$B89]" office:value-type="float" office:value="97.9591836734694" calcext:value-type="float">
            <text:p>98,0</text:p>
          </table:table-cell>
          <table:table-cell table:formula="of:=[.D89]*100/[.$B89]" office:value-type="float" office:value="2.04081632653061" calcext:value-type="float">
            <text:p>2,0</text:p>
          </table:table-cell>
        </table:table-row>
        <table:table-row table:style-name="ro1">
          <table:table-cell office:value-type="string" calcext:value-type="string">
            <text:p>ReplaceComparisonOperator_Eq_LtE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formula="of:=[.C90]*100/[.$B90]" office:value-type="float" office:value="51.0204081632653" calcext:value-type="float">
            <text:p>51,0</text:p>
          </table:table-cell>
          <table:table-cell table:formula="of:=[.D90]*100/[.$B90]" office:value-type="float" office:value="48.9795918367347" calcext:value-type="float">
            <text:p>49,0</text:p>
          </table:table-cell>
        </table:table-row>
        <table:table-row table:style-name="ro1">
          <table:table-cell office:value-type="string" calcext:value-type="string">
            <text:p>ReplaceComparisonOperator_Eq_NotEq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91]*100/[.$B91]" office:value-type="float" office:value="100" calcext:value-type="float">
            <text:p>100,0</text:p>
          </table:table-cell>
          <table:table-cell table:formula="of:=[.D91]*100/[.$B91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ComparisonOperator_GtE_Eq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92]*100/[.$B92]" office:value-type="float" office:value="100" calcext:value-type="float">
            <text:p>100,0</text:p>
          </table:table-cell>
          <table:table-cell table:formula="of:=[.D92]*100/[.$B92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ComparisonOperator_GtE_G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93]*100/[.$B93]" office:value-type="float" office:value="100" calcext:value-type="float">
            <text:p>100,0</text:p>
          </table:table-cell>
          <table:table-cell table:formula="of:=[.D93]*100/[.$B93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ComparisonOperator_GtE_Is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94]*100/[.$B94]" office:value-type="float" office:value="100" calcext:value-type="float">
            <text:p>100,0</text:p>
          </table:table-cell>
          <table:table-cell table:formula="of:=[.D94]*100/[.$B94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ComparisonOperator_GtE_IsNo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95]*100/[.$B95]" office:value-type="float" office:value="100" calcext:value-type="float">
            <text:p>100,0</text:p>
          </table:table-cell>
          <table:table-cell table:formula="of:=[.D95]*100/[.$B95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ComparisonOperator_GtE_L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96]*100/[.$B96]" office:value-type="float" office:value="100" calcext:value-type="float">
            <text:p>100,0</text:p>
          </table:table-cell>
          <table:table-cell table:formula="of:=[.D96]*100/[.$B96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ComparisonOperator_GtE_Lt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97]*100/[.$B97]" office:value-type="float" office:value="100" calcext:value-type="float">
            <text:p>100,0</text:p>
          </table:table-cell>
          <table:table-cell table:formula="of:=[.D97]*100/[.$B97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ComparisonOperator_GtE_NotEq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98]*100/[.$B98]" office:value-type="float" office:value="100" calcext:value-type="float">
            <text:p>100,0</text:p>
          </table:table-cell>
          <table:table-cell table:formula="of:=[.D98]*100/[.$B98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ComparisonOperator_Gt_Eq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99]*100/[.$B99]" office:value-type="float" office:value="100" calcext:value-type="float">
            <text:p>100,0</text:p>
          </table:table-cell>
          <table:table-cell table:formula="of:=[.D99]*100/[.$B99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ComparisonOperator_Gt_GtE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C100]*100/[.$B100]" office:value-type="float" office:value="75" calcext:value-type="float">
            <text:p>75,0</text:p>
          </table:table-cell>
          <table:table-cell table:formula="of:=[.D100]*100/[.$B100]" office:value-type="float" office:value="25" calcext:value-type="float">
            <text:p>25,0</text:p>
          </table:table-cell>
        </table:table-row>
        <table:table-row table:style-name="ro1">
          <table:table-cell office:value-type="string" calcext:value-type="string">
            <text:p>ReplaceComparisonOperator_Gt_I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01]*100/[.$B101]" office:value-type="float" office:value="100" calcext:value-type="float">
            <text:p>100,0</text:p>
          </table:table-cell>
          <table:table-cell table:formula="of:=[.D101]*100/[.$B101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ComparisonOperator_Gt_IsNo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C102]*100/[.$B102]" office:value-type="float" office:value="25" calcext:value-type="float">
            <text:p>25,0</text:p>
          </table:table-cell>
          <table:table-cell table:formula="of:=[.D102]*100/[.$B102]" office:value-type="float" office:value="75" calcext:value-type="float">
            <text:p>75,0</text:p>
          </table:table-cell>
        </table:table-row>
        <table:table-row table:style-name="ro1">
          <table:table-cell office:value-type="string" calcext:value-type="string">
            <text:p>ReplaceComparisonOperator_Gt_Lt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103]*100/[.$B103]" office:value-type="float" office:value="100" calcext:value-type="float">
            <text:p>100,0</text:p>
          </table:table-cell>
          <table:table-cell table:formula="of:=[.D103]*100/[.$B103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ComparisonOperator_Gt_LtE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104]*100/[.$B104]" office:value-type="float" office:value="100" calcext:value-type="float">
            <text:p>100,0</text:p>
          </table:table-cell>
          <table:table-cell table:formula="of:=[.D104]*100/[.$B104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ComparisonOperator_Gt_NotEq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C105]*100/[.$B105]" office:value-type="float" office:value="16.6666666666667" calcext:value-type="float">
            <text:p>16,7</text:p>
          </table:table-cell>
          <table:table-cell table:formula="of:=[.D105]*100/[.$B105]" office:value-type="float" office:value="83.3333333333333" calcext:value-type="float">
            <text:p>83,3</text:p>
          </table:table-cell>
        </table:table-row>
        <table:table-row table:style-name="ro1">
          <table:table-cell office:value-type="string" calcext:value-type="string">
            <text:p>ReplaceComparisonOperator_IsNot_Eq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06]*100/[.$B106]" office:value-type="float" office:value="100" calcext:value-type="float">
            <text:p>100,0</text:p>
          </table:table-cell>
          <table:table-cell table:formula="of:=[.D106]*100/[.$B106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ComparisonOperator_IsNot_G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07]*100/[.$B107]" office:value-type="float" office:value="100" calcext:value-type="float">
            <text:p>100,0</text:p>
          </table:table-cell>
          <table:table-cell table:formula="of:=[.D107]*100/[.$B107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ComparisonOperator_IsNot_Gt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08]*100/[.$B108]" office:value-type="float" office:value="100" calcext:value-type="float">
            <text:p>100,0</text:p>
          </table:table-cell>
          <table:table-cell table:formula="of:=[.D108]*100/[.$B108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ComparisonOperator_IsNot_Is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09]*100/[.$B109]" office:value-type="float" office:value="100" calcext:value-type="float">
            <text:p>100,0</text:p>
          </table:table-cell>
          <table:table-cell table:formula="of:=[.D109]*100/[.$B109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ComparisonOperator_IsNot_L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10]*100/[.$B110]" office:value-type="float" office:value="100" calcext:value-type="float">
            <text:p>100,0</text:p>
          </table:table-cell>
          <table:table-cell table:formula="of:=[.D110]*100/[.$B110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ComparisonOperator_IsNot_Lt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11]*100/[.$B111]" office:value-type="float" office:value="100" calcext:value-type="float">
            <text:p>100,0</text:p>
          </table:table-cell>
          <table:table-cell table:formula="of:=[.D111]*100/[.$B111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ComparisonOperator_IsNot_NotEq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112]*100/[.$B112]" office:value-type="float" office:value="0" calcext:value-type="float">
            <text:p>0,0</text:p>
          </table:table-cell>
          <table:table-cell table:formula="of:=[.D112]*100/[.$B112]" office:value-type="float" office:value="100" calcext:value-type="float">
            <text:p>100,0</text:p>
          </table:table-cell>
        </table:table-row>
        <table:table-row table:style-name="ro1">
          <table:table-cell office:value-type="string" calcext:value-type="string">
            <text:p>ReplaceComparisonOperator_Is_Eq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C113]*100/[.$B113]" office:value-type="float" office:value="0" calcext:value-type="float">
            <text:p>0,0</text:p>
          </table:table-cell>
          <table:table-cell table:formula="of:=[.D113]*100/[.$B113]" office:value-type="float" office:value="100" calcext:value-type="float">
            <text:p>100,0</text:p>
          </table:table-cell>
        </table:table-row>
        <table:table-row table:style-name="ro1">
          <table:table-cell office:value-type="string" calcext:value-type="string">
            <text:p>ReplaceComparisonOperator_Is_Gt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14]*100/[.$B114]" office:value-type="float" office:value="100" calcext:value-type="float">
            <text:p>100,0</text:p>
          </table:table-cell>
          <table:table-cell table:formula="of:=[.D114]*100/[.$B114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ComparisonOperator_Is_Gt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15]*100/[.$B115]" office:value-type="float" office:value="100" calcext:value-type="float">
            <text:p>100,0</text:p>
          </table:table-cell>
          <table:table-cell table:formula="of:=[.D115]*100/[.$B115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ComparisonOperator_Is_IsNot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16]*100/[.$B116]" office:value-type="float" office:value="100" calcext:value-type="float">
            <text:p>100,0</text:p>
          </table:table-cell>
          <table:table-cell table:formula="of:=[.D116]*100/[.$B116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ComparisonOperator_Is_Lt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17]*100/[.$B117]" office:value-type="float" office:value="100" calcext:value-type="float">
            <text:p>100,0</text:p>
          </table:table-cell>
          <table:table-cell table:formula="of:=[.D117]*100/[.$B117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ComparisonOperator_Is_Lt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18]*100/[.$B118]" office:value-type="float" office:value="100" calcext:value-type="float">
            <text:p>100,0</text:p>
          </table:table-cell>
          <table:table-cell table:formula="of:=[.D118]*100/[.$B118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ComparisonOperator_Is_NotEq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19]*100/[.$B119]" office:value-type="float" office:value="100" calcext:value-type="float">
            <text:p>100,0</text:p>
          </table:table-cell>
          <table:table-cell table:formula="of:=[.D119]*100/[.$B119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ComparisonOperator_LtE_Eq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20]*100/[.$B120]" office:value-type="float" office:value="90.9090909090909" calcext:value-type="float">
            <text:p>90,9</text:p>
          </table:table-cell>
          <table:table-cell table:formula="of:=[.D120]*100/[.$B120]" office:value-type="float" office:value="9.09090909090909" calcext:value-type="float">
            <text:p>9,1</text:p>
          </table:table-cell>
        </table:table-row>
        <table:table-row table:style-name="ro1">
          <table:table-cell office:value-type="string" calcext:value-type="string">
            <text:p>ReplaceComparisonOperator_LtE_Gt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21]*100/[.$B121]" office:value-type="float" office:value="100" calcext:value-type="float">
            <text:p>100,0</text:p>
          </table:table-cell>
          <table:table-cell table:formula="of:=[.D121]*100/[.$B121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ComparisonOperator_LtE_GtE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22]*100/[.$B122]" office:value-type="float" office:value="100" calcext:value-type="float">
            <text:p>100,0</text:p>
          </table:table-cell>
          <table:table-cell table:formula="of:=[.D122]*100/[.$B122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ComparisonOperator_LtE_Is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23]*100/[.$B123]" office:value-type="float" office:value="88.8888888888889" calcext:value-type="float">
            <text:p>88,9</text:p>
          </table:table-cell>
          <table:table-cell table:formula="of:=[.D123]*100/[.$B123]" office:value-type="float" office:value="11.1111111111111" calcext:value-type="float">
            <text:p>11,1</text:p>
          </table:table-cell>
        </table:table-row>
        <table:table-row table:style-name="ro1">
          <table:table-cell office:value-type="string" calcext:value-type="string">
            <text:p>ReplaceComparisonOperator_LtE_IsNo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24]*100/[.$B124]" office:value-type="float" office:value="100" calcext:value-type="float">
            <text:p>100,0</text:p>
          </table:table-cell>
          <table:table-cell table:formula="of:=[.D124]*100/[.$B124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ComparisonOperator_LtE_Lt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25]*100/[.$B125]" office:value-type="float" office:value="90.9090909090909" calcext:value-type="float">
            <text:p>90,9</text:p>
          </table:table-cell>
          <table:table-cell table:formula="of:=[.D125]*100/[.$B125]" office:value-type="float" office:value="9.09090909090909" calcext:value-type="float">
            <text:p>9,1</text:p>
          </table:table-cell>
        </table:table-row>
        <table:table-row table:style-name="ro1">
          <table:table-cell office:value-type="string" calcext:value-type="string">
            <text:p>ReplaceComparisonOperator_LtE_NotEq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26]*100/[.$B126]" office:value-type="float" office:value="100" calcext:value-type="float">
            <text:p>100,0</text:p>
          </table:table-cell>
          <table:table-cell table:formula="of:=[.D126]*100/[.$B126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ComparisonOperator_Lt_Eq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127]*100/[.$B127]" office:value-type="float" office:value="100" calcext:value-type="float">
            <text:p>100,0</text:p>
          </table:table-cell>
          <table:table-cell table:formula="of:=[.D127]*100/[.$B127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ComparisonOperator_Lt_Gt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128]*100/[.$B128]" office:value-type="float" office:value="100" calcext:value-type="float">
            <text:p>100,0</text:p>
          </table:table-cell>
          <table:table-cell table:formula="of:=[.D128]*100/[.$B128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ComparisonOperator_Lt_GtE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129]*100/[.$B129]" office:value-type="float" office:value="100" calcext:value-type="float">
            <text:p>100,0</text:p>
          </table:table-cell>
          <table:table-cell table:formula="of:=[.D129]*100/[.$B129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ComparisonOperator_Lt_Is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C130]*100/[.$B130]" office:value-type="float" office:value="100" calcext:value-type="float">
            <text:p>100,0</text:p>
          </table:table-cell>
          <table:table-cell table:formula="of:=[.D130]*100/[.$B130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ComparisonOperator_Lt_IsNot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131]*100/[.$B131]" office:value-type="float" office:value="80" calcext:value-type="float">
            <text:p>80,0</text:p>
          </table:table-cell>
          <table:table-cell table:formula="of:=[.D131]*100/[.$B131]" office:value-type="float" office:value="20" calcext:value-type="float">
            <text:p>20,0</text:p>
          </table:table-cell>
        </table:table-row>
        <table:table-row table:style-name="ro1">
          <table:table-cell office:value-type="string" calcext:value-type="string">
            <text:p>ReplaceComparisonOperator_Lt_LtE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[.C132]*100/[.$B132]" office:value-type="float" office:value="82.1428571428571" calcext:value-type="float">
            <text:p>82,1</text:p>
          </table:table-cell>
          <table:table-cell table:formula="of:=[.D132]*100/[.$B132]" office:value-type="float" office:value="17.8571428571429" calcext:value-type="float">
            <text:p>17,9</text:p>
          </table:table-cell>
        </table:table-row>
        <table:table-row table:style-name="ro1">
          <table:table-cell office:value-type="string" calcext:value-type="string">
            <text:p>ReplaceComparisonOperator_Lt_NotEq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C133]*100/[.$B133]" office:value-type="float" office:value="89.2857142857143" calcext:value-type="float">
            <text:p>89,3</text:p>
          </table:table-cell>
          <table:table-cell table:formula="of:=[.D133]*100/[.$B133]" office:value-type="float" office:value="10.7142857142857" calcext:value-type="float">
            <text:p>10,7</text:p>
          </table:table-cell>
        </table:table-row>
        <table:table-row table:style-name="ro1">
          <table:table-cell office:value-type="string" calcext:value-type="string">
            <text:p>ReplaceComparisonOperator_NotEq_E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34]*100/[.$B134]" office:value-type="float" office:value="100" calcext:value-type="float">
            <text:p>100,0</text:p>
          </table:table-cell>
          <table:table-cell table:formula="of:=[.D134]*100/[.$B134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ComparisonOperator_NotEq_G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35]*100/[.$B135]" office:value-type="float" office:value="50" calcext:value-type="float">
            <text:p>50,0</text:p>
          </table:table-cell>
          <table:table-cell table:formula="of:=[.D135]*100/[.$B135]" office:value-type="float" office:value="50" calcext:value-type="float">
            <text:p>50,0</text:p>
          </table:table-cell>
        </table:table-row>
        <table:table-row table:style-name="ro1">
          <table:table-cell office:value-type="string" calcext:value-type="string">
            <text:p>ReplaceComparisonOperator_NotEq_G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36]*100/[.$B136]" office:value-type="float" office:value="100" calcext:value-type="float">
            <text:p>100,0</text:p>
          </table:table-cell>
          <table:table-cell table:formula="of:=[.D136]*100/[.$B136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ComparisonOperator_NotEq_Is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C137]*100/[.$B137]" office:value-type="float" office:value="100" calcext:value-type="float">
            <text:p>100,0</text:p>
          </table:table-cell>
          <table:table-cell table:formula="of:=[.D137]*100/[.$B137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ComparisonOperator_NotEq_IsN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8]*100/[.$B138]" office:value-type="float" office:value="0" calcext:value-type="float">
            <text:p>0,0</text:p>
          </table:table-cell>
          <table:table-cell table:formula="of:=[.D138]*100/[.$B138]" office:value-type="float" office:value="100" calcext:value-type="float">
            <text:p>100,0</text:p>
          </table:table-cell>
        </table:table-row>
        <table:table-row table:style-name="ro1">
          <table:table-cell office:value-type="string" calcext:value-type="string">
            <text:p>ReplaceComparisonOperator_NotEq_L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39]*100/[.$B139]" office:value-type="float" office:value="100" calcext:value-type="float">
            <text:p>100,0</text:p>
          </table:table-cell>
          <table:table-cell table:formula="of:=[.D139]*100/[.$B139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ComparisonOperator_NotEq_L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40]*100/[.$B140]" office:value-type="float" office:value="100" calcext:value-type="float">
            <text:p>100,0</text:p>
          </table:table-cell>
          <table:table-cell table:formula="of:=[.D140]*100/[.$B140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FalseWithTrue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C141]*100/[.$B141]" office:value-type="float" office:value="95.6521739130435" calcext:value-type="float">
            <text:p>95,7</text:p>
          </table:table-cell>
          <table:table-cell table:formula="of:=[.D141]*100/[.$B141]" office:value-type="float" office:value="4.34782608695652" calcext:value-type="float">
            <text:p>4,3</text:p>
          </table:table-cell>
        </table:table-row>
        <table:table-row table:style-name="ro1">
          <table:table-cell office:value-type="string" calcext:value-type="string">
            <text:p>ReplaceOrWithAn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42]*100/[.$B142]" office:value-type="float" office:value="100" calcext:value-type="float">
            <text:p>100,0</text:p>
          </table:table-cell>
          <table:table-cell table:formula="of:=[.D142]*100/[.$B142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TrueWithFalse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143]*100/[.$B143]" office:value-type="float" office:value="100" calcext:value-type="float">
            <text:p>100,0</text:p>
          </table:table-cell>
          <table:table-cell table:formula="of:=[.D143]*100/[.$B143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UnaryOperator_Delete_Not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44]*100/[.$B144]" office:value-type="float" office:value="100" calcext:value-type="float">
            <text:p>100,0</text:p>
          </table:table-cell>
          <table:table-cell table:formula="of:=[.D144]*100/[.$B144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UnaryOperator_Delete_USub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45]*100/[.$B145]" office:value-type="float" office:value="100" calcext:value-type="float">
            <text:p>100,0</text:p>
          </table:table-cell>
          <table:table-cell table:formula="of:=[.D145]*100/[.$B145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UnaryOperator_USub_Inver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46]*100/[.$B146]" office:value-type="float" office:value="100" calcext:value-type="float">
            <text:p>100,0</text:p>
          </table:table-cell>
          <table:table-cell table:formula="of:=[.D146]*100/[.$B146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UnaryOperator_USub_No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47]*100/[.$B147]" office:value-type="float" office:value="100" calcext:value-type="float">
            <text:p>100,0</text:p>
          </table:table-cell>
          <table:table-cell table:formula="of:=[.D147]*100/[.$B147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ReplaceUnaryOperator_USub_UAd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48]*100/[.$B148]" office:value-type="float" office:value="100" calcext:value-type="float">
            <text:p>100,0</text:p>
          </table:table-cell>
          <table:table-cell table:formula="of:=[.D148]*100/[.$B148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ZeroIterationForLoop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49]*100/[.$B149]" office:value-type="float" office:value="100" calcext:value-type="float">
            <text:p>100,0</text:p>
          </table:table-cell>
          <table:table-cell table:formula="of:=[.D149]*100/[.$B149]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49])" office:value-type="float" office:value="1948" calcext:value-type="float">
            <text:p>1948</text:p>
          </table:table-cell>
          <table:table-cell table:formula="of:=SUM([.C2:.C149])" office:value-type="float" office:value="1838" calcext:value-type="float">
            <text:p>1838</text:p>
          </table:table-cell>
          <table:table-cell table:formula="of:=SUM([.D2:.D149])" office:value-type="float" office:value="110" calcext:value-type="float">
            <text:p>110</text:p>
          </table:table-cell>
          <table:table-cell table:formula="of:=[.C150]*100/[.$B150]" office:value-type="float" office:value="94.3531827515401" calcext:value-type="float">
            <text:p>94,4</text:p>
          </table:table-cell>
          <table:table-cell table:formula="of:=[.D150]*100/[.$B150]" office:value-type="float" office:value="5.64681724845996" calcext:value-type="float">
            <text:p>5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/00/0000</text:date>, <text:time style:data-style-name="N2" text:time-value="12:36:15.22014986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9T12:38:56.159627557</dc:date>
    <meta:editing-duration>PT4M40S</meta:editing-duration>
    <meta:editing-cycles>2</meta:editing-cycles>
    <meta:generator>LibreOffice/24.2.7.2$Linux_X86_64 LibreOffice_project/420$Build-2</meta:generator>
    <meta:document-statistic meta:table-count="1" meta:cell-count="900" meta:object-count="0"/>
  </office:meta>
</office:document-meta>
</file>